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20f" officeooo:paragraph-rsid="0004d20f"/>
    </style:style>
    <style:style style:name="P2" style:family="paragraph" style:parent-style-name="Standard">
      <style:text-properties officeooo:rsid="0004d20f" officeooo:paragraph-rsid="00055b41"/>
    </style:style>
    <style:style style:name="T1" style:family="text">
      <style:text-properties officeooo:rsid="00055b41"/>
    </style:style>
    <style:style style:name="T2" style:family="text">
      <style:text-properties officeooo:rsid="00066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nández Gutiérrez Víctor Hugo</text:p>
      <text:p text:style-name="P1">No. de cuenta 312042709</text:p>
      <text:p text:style-name="P1">Fascículo 2</text:p>
      <text:p text:style-name="P1"/>
      <text:p text:style-name="P2">En este fascículo comienza hablando sobre el uso de algunas instrucciones para BASIC, <text:span text:style-name="T1">después</text:span> habla sobre como se dibujaba y pintaba en un ordenador, explica como se representan los colores por bits y como se muestran las imágenes.</text:p>
      <text:p text:style-name="P2"/>
      <text:p text:style-name="P2"><text:span text:style-name="T1">También da una explicación sobre bit y bites, explica de una manera muy sencilla que es un bit, dice que un trozo de madera en un agujero representa un uno y un agujero vació representa un cero y un conjunto de 8 bits en 1 byte.</text:span></text:p>
      <text:p text:style-name="P2"/>
      <text:p text:style-name="P2"><text:span text:style-name="T1">Nos muestra también la estructura de una Oric-1, lo que me resulto interesante es que utilizaba cartuchos donde se contenían los programas y también que tenia su propio altavoz, ademas se comenzaba a usar el ratón. </text:span></text:p>
      <text:p text:style-name="P2"/>
      <text:p text:style-name="P2"><text:span text:style-name="T2">Lo que me resulto interesante fue el programa con el que comenzaron los niños a utilizar un ordenador, el cual era como una introducción a la programación, utilizando instrucciones para crear dibujos. </text:span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2:55:55.323930401</meta:creation-date>
    <dc:date>2019-02-26T23:23:11.495670551</dc:date>
    <meta:editing-duration>PT6M45S</meta:editing-duration>
    <meta:editing-cycles>1</meta:editing-cycles>
    <meta:document-statistic meta:table-count="0" meta:image-count="0" meta:object-count="0" meta:page-count="1" meta:paragraph-count="7" meta:word-count="162" meta:character-count="945" meta:non-whitespace-character-count="783"/>
    <meta:generator>LibreOffice/6.0.7.3$Linux_X86_64 LibreOffice_project/00m0$Build-3</meta:generator>
  </office:meta>
</office:document-meta>
</file>